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 table:number-rows-repeated="104821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7">0000-00-00</text:date>, <text:time style:data-style-name="N2" text:time-value="12:29:09.5714979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07T18:44:14.385258376</dc:date>
    <meta:editing-duration>P10DT10H26M22S</meta:editing-duration>
    <meta:editing-cycles>196</meta:editing-cycles>
    <meta:document-statistic meta:table-count="5" meta:cell-count="3494" meta:object-count="0"/>
  </office:meta>
</office:document-meta>
</file>